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rsid="00007386" officeooo:paragraph-rsid="00007386"/>
    </style:style>
    <style:style style:name="P2" style:family="paragraph" style:parent-style-name="Standard">
      <style:text-properties fo:language="fr" fo:country="FR" officeooo:rsid="000259b1" officeooo:paragraph-rsid="000259b1"/>
    </style:style>
    <style:style style:name="P3" style:family="paragraph" style:parent-style-name="Standard">
      <style:paragraph-properties fo:text-align="center" style:justify-single-word="false"/>
      <style:text-properties fo:language="fr" fo:country="FR" fo:font-weight="bold" officeooo:rsid="00007386" officeooo:paragraph-rsid="00007386" style:font-weight-asian="bold" style:font-weight-complex="bold"/>
    </style:style>
    <style:style style:name="P4" style:family="paragraph" style:parent-style-name="Standard">
      <style:text-properties fo:language="fr" fo:country="FR" fo:font-style="italic" officeooo:rsid="000529fd" officeooo:paragraph-rsid="000529fd" style:font-style-asian="italic" style:font-style-complex="italic"/>
    </style:style>
    <style:style style:name="P5" style:family="paragraph" style:parent-style-name="Standard">
      <style:text-properties fo:language="fr" fo:country="FR" fo:font-style="italic" style:text-underline-style="solid" style:text-underline-width="auto" style:text-underline-color="font-color" officeooo:rsid="00007386" officeooo:paragraph-rsid="00007386" style:font-style-asian="italic" style:font-style-complex="italic"/>
    </style:style>
    <style:style style:name="P6" style:family="paragraph" style:parent-style-name="Standard">
      <style:text-properties fo:language="fr" fo:country="FR" fo:font-style="italic" style:text-underline-style="solid" style:text-underline-width="auto" style:text-underline-color="font-color" officeooo:rsid="000529fd" officeooo:paragraph-rsid="000529fd" style:font-style-asian="italic" style:font-style-complex="italic"/>
    </style:style>
    <style:style style:name="P7" style:family="paragraph" style:parent-style-name="Standard">
      <style:text-properties officeooo:paragraph-rsid="000259b1"/>
    </style:style>
    <style:style style:name="T1" style:family="text">
      <style:text-properties fo:language="fr" fo:country="FR" officeooo:rsid="000259b1"/>
    </style:style>
    <style:style style:name="T2" style:family="text">
      <style:text-properties officeooo:rsid="0003cd96"/>
    </style:style>
    <style:style style:name="T3"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OURNAL DE BORD – TEST ECS MAXIME HANOT</text:p>
      <text:p text:style-name="P1"/>
      <text:p text:style-name="P5">17 / 08 / 2020</text:p>
      <text:p text:style-name="P1"/>
      <text:p text:style-name="P1"><text:tab/>A la première lecture du PDF de l’exercice, cela me semblait moins difficile que ce à quoi je m’attendait. J’avais pris un peu connaissance de la technologie « DOTS » et de l’ECS quelques jours avant en lisant des documentations et regardant la conférence GDC sur le sujet.</text:p>
      <text:p text:style-name="P1"/>
      <text:p text:style-name="P1"><text:tab/>Je rédige mon document d’architecture, en recherchant à côté les conventions utilisées avec l’ECS.</text:p>
      <text:p text:style-name="P1"/>
      <text:p text:style-name="P1"><text:tab/>Ensuite je commence une première implémentation des routes. Il est possible de paramétrer la longueur de la route ainsi que le nombre de routes. </text:p>
      <text:p text:style-name="P1"/>
      <text:p text:style-name="P2"><text:tab/>Puis je continue pour une première implémentation des voitures. Mais cela s’avère plus difficile que ce que je pensais. En regardant les différentes manière d’approcher la technologie, je me mélange beaucoup dans ce qu’il est possible de faire.</text:p>
      <text:p text:style-name="P7"><text:span text:style-name="T1"><text:line-break/><text:tab/>Je n’ai pas grandement avancé et je suis perdu, je pense avoir compris le principe général de l’ECS, mais je n’ai pas compris comment l’implémenter.</text:span></text:p>
      <text:p text:style-name="P1"/>
      <text:p text:style-name="P5">18 / 08 / 2020</text:p>
      <text:p text:style-name="P1"/>
      <text:p text:style-name="P1"><text:tab/><text:span text:style-name="T2">Je reprend ou je m’était arrêté la veille. Entre temps j’ai continué mes recherches et j’ai trouvé deux nouvelles sources d’informations sur les ECS, je prend le temps de les comprendre.</text:span></text:p>
      <text:p text:style-name="P1"/>
      <text:p text:style-name="P1"><text:tab/><text:span text:style-name="T2">J’avance sur l’implémentation des ECS de la voiture. Mais je bloque sur la gestion des données entre les classes.</text:span></text:p>
      <text:p text:style-name="P1"><text:tab/></text:p>
      <text:p text:style-name="P1"/>
      <text:p text:style-name="P6">Conclusion :</text:p>
      <text:p text:style-name="P4"/>
      <text:p text:style-name="P4"><text:tab/><text:span text:style-name="T3">Au départ je ne savait pas exactement à quoi m’attendre, ni comment je gérerait l’exercice. C’est mon premier test pour une embauche.</text:span></text:p>
      <text:p text:style-name="P4"><text:span text:style-name="T3"/></text:p>
      <text:p text:style-name="P4"><text:span text:style-name="T3"><text:tab/>Je suis content de l’avoir fait, même si le résultat obtenu ne me satisfait pas, cela me permet de prendre de l’expérience dans ce genre d’épreuves.</text:span></text:p>
      <text:p text:style-name="P4"><text:span text:style-name="T3"><text:tab/></text:span></text:p>
      <text:p text:style-name="P4"><text:span text:style-name="T3"><text:tab/>Avant ça, je ne connaissait pas cette technologie, c’est très intéressant et cela à l’air très puissan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0.3$Windows_X86_64 LibreOffice_project/b0a288ab3d2d4774cb44b62f04d5d28733ac6df8</meta:generator>
    <dc:date>2020-08-18T18:25:17.572000000</dc:date>
    <meta:editing-duration>PT15M46S</meta:editing-duration>
    <meta:editing-cycles>2</meta:editing-cycles>
    <meta:document-statistic meta:table-count="0" meta:image-count="0" meta:object-count="0" meta:page-count="1" meta:paragraph-count="16" meta:word-count="283" meta:character-count="1684" meta:non-whitespace-character-count="1400"/>
  </office:meta>
</office:document-meta>
</file>